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sume</text:title></text:p>
      <text:p text:style-name="OrgTitle"/>
      <text:p text:style-name="OrgSubtitle"><text:initial-creator>Bruce Graham</text:initial-creator></text:p>
      <text:p text:style-name="OrgSubtitle"/>
      <text:h text:style-name="Heading_20_1" text:outline-level="1" text:is-list-header="false">
<text:bookmark-start text:name="OrgXref.org803c558"/>
<text:bookmark text:name="org803c558"/>CONTACT
<text:bookmark-end text:name="OrgXref.org803c558"/></text:h>
      <text:p text:style-name="Text_20_body">Cell: 0027 72 091 6687   IP telephone: 0027 87 550 7192    Email: bruceg72@pm.me
</text:p>
      <text:h text:style-name="Heading_20_1" text:outline-level="1" text:is-list-header="false">
<text:bookmark-start text:name="OrgXref.org4607b7b"/>
<text:bookmark text:name="org4607b7b"/>SUMMARY
<text:bookmark-end text:name="OrgXref.org4607b7b"/></text:h>
      <text:p text:style-name="Text_20_body">Bruce is a BSc graduate through UNISA. 
Bruce has been an ardent Open Source Unix enthusiast and hobbyist since Linus Torvalds announced his kernel. 
Bruce has tinkered with device drivers on FreeBSD in C, set up his own PostgreSql server and built clusters, as well as building his own systems.
Bruce has developed expertise in Bash and R and has programmed in SQL, C and Python.
</text:p>
      <text:h text:style-name="Heading_20_1" text:outline-level="1" text:is-list-header="false">
<text:bookmark-start text:name="OrgXref.org6f1a253"/>
<text:bookmark text:name="org6f1a253"/>TRAITS
<text:bookmark-end text:name="OrgXref.org6f1a253"/></text:h>
      <text:list text:style-name="OrgBulletedList" text:continue-numbering="false">
        <text:list-item>
          <text:p text:style-name="Text_20_body">Excellent written communicator
</text:p>
        </text:list-item>
        <text:list-item>
          <text:p text:style-name="Text_20_body">Expert problem solver on Linux 
</text:p>
        </text:list-item>
        <text:list-item>
          <text:p text:style-name="Text_20_body">Technically orientated and
</text:p>
        </text:list-item>
        <text:list-item>
          <text:p text:style-name="Text_20_body">An independent worker (with facilities for remote work.)
</text:p>
        </text:list-item>
      </text:list>
      <text:h text:style-name="Heading_20_1" text:outline-level="1" text:is-list-header="false">
<text:bookmark-start text:name="OrgXref.org1bf88ba"/>
<text:bookmark text:name="org1bf88ba"/>SKILLS
<text:bookmark-end text:name="OrgXref.org1bf88ba"/></text:h>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Skill</text:p>
              </table:table-cell>
              <table:table-cell table:style-name="OrgTblCellTB">
                <text:p text:style-name="OrgTableHeadingLeft">Level</text:p>
              </table:table-cell>
            </table:table-row>
          </table:table-header-rows>
          <table:table-rows>
            <table:table-row>
              <table:table-cell table:style-name="OrgTblCellT">
                <text:p text:style-name="OrgTableContentsLeft">R</text:p>
              </table:table-cell>
              <table:table-cell table:style-name="OrgTblCellT">
                <text:p text:style-name="OrgTableContentsLeft">senior</text:p>
              </table:table-cell>
            </table:table-row>
            <table:table-row>
              <table:table-cell table:style-name="OrgTblCell">
                <text:p text:style-name="OrgTableContentsLeft">Python</text:p>
              </table:table-cell>
              <table:table-cell table:style-name="OrgTblCell">
                <text:p text:style-name="OrgTableContentsLeft">intermediate</text:p>
              </table:table-cell>
            </table:table-row>
            <table:table-row>
              <table:table-cell table:style-name="OrgTblCell">
                <text:p text:style-name="OrgTableContentsLeft">Ansible</text:p>
              </table:table-cell>
              <table:table-cell table:style-name="OrgTblCell">
                <text:p text:style-name="OrgTableContentsLeft">beginner</text:p>
              </table:table-cell>
            </table:table-row>
            <table:table-row>
              <table:table-cell table:style-name="OrgTblCell">
                <text:p text:style-name="OrgTableContentsLeft">deb</text:p>
              </table:table-cell>
              <table:table-cell table:style-name="OrgTblCell">
                <text:p text:style-name="OrgTableContentsLeft">working</text:p>
              </table:table-cell>
            </table:table-row>
            <table:table-row>
              <table:table-cell table:style-name="OrgTblCell">
                <text:p text:style-name="OrgTableContentsLeft">rpm</text:p>
              </table:table-cell>
              <table:table-cell table:style-name="OrgTblCell">
                <text:p text:style-name="OrgTableContentsLeft">working</text:p>
              </table:table-cell>
            </table:table-row>
            <table:table-row>
              <table:table-cell table:style-name="OrgTblCell">
                <text:p text:style-name="OrgTableContentsLeft">Git</text:p>
              </table:table-cell>
              <table:table-cell table:style-name="OrgTblCell">
                <text:p text:style-name="OrgTableContentsLeft">working</text:p>
              </table:table-cell>
            </table:table-row>
            <table:table-row>
              <table:table-cell table:style-name="OrgTblCell">
                <text:p text:style-name="OrgTableContentsLeft">Bash</text:p>
              </table:table-cell>
              <table:table-cell table:style-name="OrgTblCell">
                <text:p text:style-name="OrgTableContentsLeft">working</text:p>
              </table:table-cell>
            </table:table-row>
            <table:table-row>
              <table:table-cell table:style-name="OrgTblCell">
                <text:p text:style-name="OrgTableContentsLeft">Command line</text:p>
              </table:table-cell>
              <table:table-cell table:style-name="OrgTblCell">
                <text:p text:style-name="OrgTableContentsLeft">expert</text:p>
              </table:table-cell>
            </table:table-row>
            <table:table-row>
              <table:table-cell table:style-name="OrgTblCell">
                <text:p text:style-name="OrgTableContentsLeft">Ubuntu</text:p>
              </table:table-cell>
              <table:table-cell table:style-name="OrgTblCell">
                <text:p text:style-name="OrgTableContentsLeft">senior</text:p>
              </table:table-cell>
            </table:table-row>
            <table:table-row>
              <table:table-cell table:style-name="OrgTblCell">
                <text:p text:style-name="OrgTableContentsLeft">CentOS</text:p>
              </table:table-cell>
              <table:table-cell table:style-name="OrgTblCell">
                <text:p text:style-name="OrgTableContentsLeft">senior</text:p>
              </table:table-cell>
            </table:table-row>
            <table:table-row>
              <table:table-cell table:style-name="OrgTblCell">
                <text:p text:style-name="OrgTableContentsLeft">PostgreSQL</text:p>
              </table:table-cell>
              <table:table-cell table:style-name="OrgTblCell">
                <text:p text:style-name="OrgTableContentsLeft">intermediate</text:p>
              </table:table-cell>
            </table:table-row>
            <table:table-row>
              <table:table-cell table:style-name="OrgTblCell">
                <text:p text:style-name="OrgTableContentsLeft">C</text:p>
              </table:table-cell>
              <table:table-cell table:style-name="OrgTblCell">
                <text:p text:style-name="OrgTableContentsLeft">senior</text:p>
              </table:table-cell>
            </table:table-row>
            <table:table-row>
              <table:table-cell table:style-name="OrgTblCell">
                <text:p text:style-name="OrgTableContentsLeft">Apache config</text:p>
              </table:table-cell>
              <table:table-cell table:style-name="OrgTblCell">
                <text:p text:style-name="OrgTableContentsLeft">intermediate</text:p>
              </table:table-cell>
            </table:table-row>
            <table:table-row>
              <table:table-cell table:style-name="OrgTblCell">
                <text:p text:style-name="OrgTableContentsLeft">Shiny</text:p>
              </table:table-cell>
              <table:table-cell table:style-name="OrgTblCell">
                <text:p text:style-name="OrgTableContentsLeft">beginner/inter</text:p>
              </table:table-cell>
            </table:table-row>
            <table:table-row>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78bf921"/>
<text:bookmark text:name="org78bf921"/>PROJECTS
<text:bookmark-end text:name="OrgXref.org78bf921"/></text:h>
      <text:list text:style-name="OrgBulletedList" text:continue-numbering="false">
        <text:list-item>
          <text:p text:style-name="Text_20_body">Bruce compiled the 2.18 kernel tweaking the device drivers and fitting the available drivers. On numerous occassions Bruce compiled a full monolithic kernel and successfully ran his machine.
</text:p>
        </text:list-item>
        <text:list-item>
          <text:p text:style-name="Text_20_body">Bruce constructed his own Linux systems, researching required hardware and available drivers.
</text:p>
        </text:list-item>
        <text:list-item>
          <text:p text:style-name="Text_20_body">Bruce installed a picoITX form factor PC using a 12V DC ATX power supply in his caravan.
</text:p>
        </text:list-item>
        <text:list-item>
          <text:p text:style-name="Text_20_body">Bruce tweaked the FreeBSD USB driver to pick up his USB device which had an unknown IC and an unusual signature.
</text:p>
        </text:list-item>
        <text:list-item>
          <text:p text:style-name="Text_20_body">Bruce used lithographic principles to build his own hand made circuit board.
</text:p>
        </text:list-item>
        <text:list-item>
          <text:p text:style-name="Text_20_body">Bruce conducted a 'from scratch' analysis of his expenses in R, attempting to incorporate work from his actuarial studies on ruin theory.
</text:p>
        </text:list-item>
        <text:list-item>
          <text:p text:style-name="Text_20_body">Bruce made various attempts at creating an insightful Dashboard for his portfolio of equities.
</text:p>
        </text:list-item>
      </text:list>
      <text:h text:style-name="Heading_20_1" text:outline-level="1" text:is-list-header="false">
<text:bookmark-start text:name="OrgXref.org077bc09"/>
<text:bookmark text:name="org077bc09"/>EDUCATION
<text:bookmark-end text:name="OrgXref.org077bc09"/></text:h>
      <text:p text:style-name="Text_20_body">Honours Bachelor of Science (Incomplete)		<text:span text:style-name="OrgInactiveTimestamp">[2005-01-31 Mon] </text:span> to <text:span text:style-name="OrgInactiveTimestamp">[2006-11-30 Thu]</text:span>
Operational Research
University of South Africa, Pretoria
</text:p>
      <text:p text:style-name="Text_20_body">Bachelor of Science					<text:span text:style-name="OrgInactiveTimestamp">[1993-01-31 Sun] </text:span> to <text:span text:style-name="OrgInactiveTimestamp">[2004-10-31 Sun]</text:span>
Operational Research, Mathematics, Statistics (2:2)
University of South Africa, Pretoria
</text:p>
      <text:h text:style-name="Heading_20_1" text:outline-level="1" text:is-list-header="false">
<text:bookmark-start text:name="OrgXref.orgebf464f"/>
<text:bookmark text:name="orgebf464f"/>WORK EXPERIENCE
<text:bookmark-end text:name="OrgXref.orgebf464f"/></text:h>
      <text:p text:style-name="Text_20_body">Personal investment manager				     2017-01 to present
Work from home
Bruce conducts research and reading on the markets and economy with an eye to harnessing ultra long term market forces and trends. Bruce has become a connoisseur of investment products with excellent risk management and is not a return chaser.
</text:p>
      <text:p text:style-name="Text_20_body">Entrepreneur   		                             2008-04 to 2015-07
Wilfredo’s Ice Cream Company
Bruce performed product R&amp;D and established a factory. He also researched a ﬁnancial reporting system and performed the bookkeeping. With his business partner, they produced ice cream and delivered it. Bruce administered the business and guided the direction of the business, spending his free time building a spreadsheet model to anticipate cashflow and profitability of the business.
</text:p>
      <text:p text:style-name="Text_20_body">Entrepreneur  		                             2006-09 to 2008-01
Karoo Wireless
Bruce was involved in the pilot phase of this business. He scoured the surrounding mountains for antennae sights. He lobbied the municipality for support. He canvassed the area for customers and lobbied for business. Bruce formed a partnership with a company in George to perform the technical setup. Bruce left after having secured the first few customers.
</text:p>
      <text:h text:style-name="Heading_20_1" text:outline-level="1" text:is-list-header="false">
<text:bookmark-start text:name="OrgXref.org166f0f0"/>
<text:bookmark text:name="org166f0f0"/>REFERENCES
<text:bookmark-end text:name="OrgXref.org166f0f0"/></text:h>
      <text:p text:style-name="Text_20_body">On reques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ruce Graham</dc:creator>
    <meta:initial-creator>Bruce Graham</meta:initial-creator>
    <dc:date>2021-05-17T04:53:41</dc:date>
    <meta:creation-date>2021-05-17T04:53:41</meta:creation-date>
    <meta:generator>Emacs 26.3 (Org mode 9.1.9)</meta:generator>
    <meta:keyword/>
    <dc:subject/>
    <dc:title>Resume</dc:title>
  </office:meta>
</office:document-meta>
</file>